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20000048000019FB00000D0CDA42D157B6067B29.wmf" manifest:media-type="image/x-wmf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standard">
      <style:graphic-properties draw:stroke="none" svg:stroke-color="#3465a4" draw:fill="solid" draw:fill-color="#ffff66" draw:opacity="50%" draw:textarea-horizontal-align="justify" draw:textarea-vertical-align="middle" draw:auto-grow-height="false" fo:min-height="3.2cm" fo:min-width="0.1cm" draw:shadow-opacity="50%"/>
    </style:style>
    <style:style style:name="gr3" style:family="graphic" style:parent-style-name="standard">
      <style:graphic-properties svg:stroke-color="#000000" draw:fill="solid" draw:fill-color="#ff3333" draw:opacity="15%" draw:textarea-horizontal-align="justify" draw:textarea-vertical-align="middle" draw:auto-grow-height="false" fo:min-height="6.02cm" fo:min-width="2.5cm" draw:shadow-opacity="15%"/>
    </style:style>
    <style:style style:name="gr4" style:family="graphic" style:parent-style-name="standard">
      <style:graphic-properties draw:stroke="dash" draw:stroke-dash="Lang_20_strichliert" svg:stroke-color="#000000" draw:fill="none" draw:textarea-horizontal-align="justify" draw:textarea-vertical-align="middle" draw:auto-grow-height="false" fo:min-height="0.38cm" fo:min-width="0.1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stroke="none" svg:stroke-color="#000000" draw:fill="none" draw:fill-color="#ffffff" fo:min-height="0.556cm"/>
    </style:style>
    <style:style style:name="gr7" style:family="graphic" style:parent-style-name="standard">
      <style:graphic-properties draw:stroke="none" svg:stroke-color="#000000" draw:fill="none" draw:fill-color="#ffffff" fo:min-height="1.02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4.5cm"/>
    </style:style>
    <style:style style:name="gr10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 fo:min-height="0cm" fo:min-width="0.5cm"/>
    </style:style>
    <style:style style:name="gr11" style:family="graphic" style:parent-style-name="standard">
      <style:graphic-properties draw:stroke="none" svg:stroke-color="#000000" draw:fill="none" draw:fill-color="#ffffff" fo:min-height="0.319cm"/>
    </style:style>
    <style:style style:name="gr12" style:family="graphic" style:parent-style-name="standard">
      <style:graphic-properties draw:stroke="none" svg:stroke-color="#000000" draw:fill="none" draw:fill-color="#ffffff" fo:min-height="0.637cm"/>
    </style:style>
    <style:style style:name="gr13" style:family="graphic" style:parent-style-name="standard">
      <style:graphic-properties draw:stroke="none" svg:stroke-color="#000000" draw:fill="none" draw:fill-color="#ffffff" fo:min-height="0.857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3" style:family="paragraph">
      <loext:graphic-properties draw:fill="solid" draw:fill-color="#ffff66" draw:opacity="50%"/>
      <style:paragraph-properties fo:text-align="center"/>
    </style:style>
    <style:style style:name="P4" style:family="paragraph">
      <loext:graphic-properties draw:fill="solid" draw:fill-color="#ff3333" draw:opacity="15%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6" style:family="paragraph">
      <loext:graphic-properties draw:fill="none" draw:fill-color="#ffffff"/>
      <style:text-properties fo:color="#ffff66"/>
    </style:style>
    <style:style style:name="P7" style:family="paragraph">
      <loext:graphic-properties draw:fill="none" draw:fill-color="#ffffff"/>
      <style:text-properties fo:color="#6666ff" fo:font-size="12pt" style:font-size-asian="14pt" style:font-size-complex="14pt"/>
    </style:style>
    <style:style style:name="P8" style:family="paragraph">
      <loext:graphic-properties draw:fill="none" draw:fill-color="#ffffff"/>
      <style:text-properties fo:font-size="26pt" style:font-size-asian="26pt" style:font-size-complex="2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15" style:family="paragraph">
      <style:text-properties fo:font-size="8pt" style:font-size-asian="8pt" style:font-size-complex="8pt"/>
    </style:style>
    <style:style style:name="P16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ff66"/>
    </style:style>
    <style:style style:name="T4" style:family="text">
      <style:text-properties fo:color="#6666ff" fo:font-size="12pt" style:font-size-asian="14pt" style:font-size-complex="1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3cm" svg:height="1.673cm" svg:x="0.3cm" svg:y="0.2cm">
          <draw:text-box>
            <text:p text:style-name="P1"><text:span text:style-name="T1">VKM-Keller</text:span></text:p>
            <text:p text:style-name="P1"><text:span text:style-name="T2">23,5m^2 (6,27x3,75m) – 1,5&lt;h&lt;2,5m – ca. 22°C</text:span></text:p>
          </draw:text-box>
        </draw:frame>
        <draw:polygon draw:style-name="gr2" draw:text-style-name="P3" draw:layer="layout" svg:width="2.999cm" svg:height="3.449cm" draw:transform="rotate (1.5707963267949) translate (7.094cm 5.1cm)" svg:viewBox="0 0 3000 3450" draw:points="3000,3450 0,3450 0,3000 1400,3000 1400,0 2000,0 2000,3000 3000,3000">
          <text:p/>
        </draw:polygon>
        <draw:path draw:style-name="gr3" draw:text-style-name="P4" draw:layer="layout" svg:width="2.999cm" svg:height="6.269cm" draw:transform="rotate (1.5707963267949) translate (0.824cm 5.1cm)" svg:viewBox="0 0 3000 6270" svg:d="M0 5270c0-1757 0-3513 0-5270 1000 0 2000 0 3000 0 0 2090 0 4180 0 6270-600 0-1333 0-2000 0 0-500-500-1000-1000-1000z">
          <text:p/>
        </draw:path>
        <draw:custom-shape draw:style-name="gr4" draw:text-style-name="P5" draw:layer="layout" svg:width="0.6cm" svg:height="0.63cm" draw:transform="rotate (1.5707963267949) translate (5.164cm 5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1cm" svg:height="0.962cm" draw:transform="rotate (1.5707963267949) translate (9.694cm 6cm)">
          <draw:text-box>
            <text:p><text:span text:style-name="T3">...</text:span></text:p>
          </draw:text-box>
        </draw:frame>
        <draw:frame draw:style-name="gr6" draw:text-style-name="P7" draw:layer="layout" svg:width="1.4cm" svg:height="0.806cm" svg:x="10.4cm" svg:y="1.794cm">
          <draw:text-box>
            <text:p><text:span text:style-name="T4">WE</text:span></text:p>
          </draw:text-box>
        </draw:frame>
        <draw:g>
          <draw:frame draw:style-name="gr7" draw:text-style-name="P8" draw:layer="layout" svg:width="4.4cm" svg:height="1.276cm" svg:x="1.1cm" svg:y="6.003cm">
            <draw:text-box>
              <text:p><text:span text:style-name="T5">M <text:s text:c="2"/>1:100</text:span></text:p>
            </draw:text-box>
          </draw:frame>
          <draw:frame draw:style-name="gr8" draw:text-style-name="P9" draw:layer="layout" svg:width="0.691cm" svg:height="0.348cm" draw:transform="skewX (-0.00279252680319093) rotate (-1.33430421314966) translate (2.607cm 6.306cm)">
            <draw:image xlink:href="Pictures/20000048000019FB00000D0CDA42D157B6067B29.wmf" xlink:type="simple" xlink:show="embed" xlink:actuate="onLoad">
              <text:p/>
            </draw:image>
          </draw:frame>
        </draw:g>
        <draw:g>
          <draw:g>
            <draw:custom-shape draw:style-name="gr9" draw:text-style-name="P9" draw:layer="layout" svg:width="5cm" svg:height="0.2cm" svg:x="0.8cm" svg:y="7.38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0" draw:layer="layout" svg:width="1cm" svg:height="0.2cm" svg:x="0.8cm" svg:y="7.38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0" draw:layer="layout" svg:width="1cm" svg:height="0.2cm" svg:x="2.8cm" svg:y="7.38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0" draw:layer="layout" svg:width="1cm" svg:height="0.2cm" svg:x="4.8cm" svg:y="7.38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" draw:text-style-name="P11" draw:layer="layout" svg:width="0.8cm" svg:height="0.962cm" svg:x="0.4cm" svg:y="7.615cm">
            <draw:text-box>
              <text:p>0</text:p>
            </draw:text-box>
          </draw:frame>
          <draw:frame draw:style-name="gr5" draw:text-style-name="P11" draw:layer="layout" svg:width="0.8cm" svg:height="0.962cm" svg:x="1.4cm" svg:y="7.615cm">
            <draw:text-box>
              <text:p>1</text:p>
            </draw:text-box>
          </draw:frame>
          <draw:frame draw:style-name="gr5" draw:text-style-name="P11" draw:layer="layout" svg:width="0.8cm" svg:height="0.962cm" svg:x="2.4cm" svg:y="7.615cm">
            <draw:text-box>
              <text:p>2</text:p>
            </draw:text-box>
          </draw:frame>
          <draw:frame draw:style-name="gr5" draw:text-style-name="P11" draw:layer="layout" svg:width="0.8cm" svg:height="0.962cm" svg:x="3.4cm" svg:y="7.615cm">
            <draw:text-box>
              <text:p>3</text:p>
            </draw:text-box>
          </draw:frame>
          <draw:frame draw:style-name="gr5" draw:text-style-name="P11" draw:layer="layout" svg:width="0.8cm" svg:height="0.962cm" svg:x="4.4cm" svg:y="7.615cm">
            <draw:text-box>
              <text:p>4</text:p>
            </draw:text-box>
          </draw:frame>
          <draw:frame draw:style-name="gr5" draw:text-style-name="P11" draw:layer="layout" svg:width="1.7cm" svg:height="0.962cm" svg:x="5.4cm" svg:y="7.615cm">
            <draw:text-box>
              <text:p>5 m</text:p>
            </draw:text-box>
          </draw:frame>
        </draw:g>
        <draw:frame draw:style-name="gr1" draw:text-style-name="P12" draw:layer="layout" svg:width="3.79cm" svg:height="1.673cm" svg:x="7.81cm" svg:y="8.238cm">
          <draw:text-box>
            <text:p><text:span text:style-name="T6"><text:date style:data-style-name="D1" text:date-value="2019-09-10">10.09.2019</text:date></text:span><text:span text:style-name="T6"><text:s/></text:span><text:span text:style-name="T6"><text:time style:data-style-name="T1" text:time-value="00:00:00">17:45:53</text:time></text:span></text:p>
          </draw:text-box>
        </draw:frame>
        <draw:frame draw:style-name="gr11" draw:text-style-name="P14" draw:layer="layout" svg:width="3.3cm" svg:height="0.569cm" svg:x="2.2cm" svg:y="5.2cm">
          <draw:text-box>
            <text:p text:style-name="P13"><text:span text:style-name="T7">Schacht 63x60cm</text:span></text:p>
          </draw:text-box>
        </draw:frame>
        <draw:frame draw:style-name="gr12" draw:text-style-name="P14" draw:layer="layout" svg:width="1.7cm" svg:height="0.887cm" svg:x="6.1cm" svg:y="4.301cm">
          <draw:text-box>
            <text:p text:style-name="P13"><text:span text:style-name="T7">Wendel-treppe</text:span></text:p>
          </draw:text-box>
        </draw:frame>
        <draw:frame draw:style-name="gr13" draw:text-style-name="P16" draw:layer="layout" svg:width="9.6cm" svg:height="1.205cm" svg:x="0cm" svg:y="8.593cm">
          <draw:text-box>
            <text:p text:style-name="P15">Quelle: Aufzeichnungen von <text:a xlink:href="https://housing.funkfeuer.at/" xlink:type="simple">https://housing.funkfeuer.at/</text:a></text:p>
            <text:p text:style-name="P15">Lizenzhinweis: Gesamtdarstellung, Banane<text:line-break/>(<text:a xlink:href="https://openclipart.org/detail/314951/banana-2" xlink:type="simple">https://openclipart.org/detail/314951/banana-2</text:a>): CC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Lang_20_strichliert" draw:display-name="Lang strichliert" draw:style="rect" draw:dots1="1" draw:dots1-length="480%" draw:distance="4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2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0T17:19:16.946373000</meta:creation-date>
    <meta:editing-duration>P0D</meta:editing-duration>
    <meta:editing-cycles>1</meta:editing-cycles>
    <meta:generator>LibreOffice/5.4.4.2$MacOSX_X86_64 LibreOffice_project/2524958677847fb3bb44820e40380acbe820f960</meta:generator>
    <meta:document-statistic meta:object-count="25"/>
  </office:meta>
</office:document-meta>
</file>